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none" draw:fill-color="#ddddd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none" draw:fill-color="#cccc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none" draw:fill-color="#72bf4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72bf44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00a65d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" style:family="graphic" style:parent-style-name="objectwithoutfill">
      <style:graphic-properties svg:stroke-width="0.212cm" svg:stroke-color="#faa61a" draw:marker-start="Arrow" draw:marker-start-width="0.517cm" draw:marker-end="" draw:marker-end-width="0.617cm" draw:fill="none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15cm" fo:min-width="1.3cm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dddddd"/>
      <style:paragraph-properties fo:text-align="center"/>
    </style:style>
    <style:style style:name="P3" style:family="paragraph">
      <loext:graphic-properties draw:fill="none" draw:fill-color="#cccccc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none" draw:fill-color="#72bf44"/>
      <style:paragraph-properties fo:text-align="center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loext:graphic-properties draw:fill="solid" draw:fill-color="#72bf44"/>
      <style:paragraph-properties fo:text-align="center"/>
    </style:style>
    <style:style style:name="P8" style:family="paragraph">
      <loext:graphic-properties draw:fill="solid" draw:fill-color="#00a65d"/>
      <style:paragraph-properties fo:text-align="center"/>
    </style:style>
    <style:style style:name="P9" style:family="paragraph">
      <loext:graphic-properties draw:fill="solid" draw:fill-color="#729fcf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3.4cm" svg:y1="0.8cm" svg:x2="3.4cm" svg:y2="11.1cm">
          <text:p/>
        </draw:line>
        <draw:line draw:style-name="gr1" draw:text-style-name="P1" draw:layer="layout" svg:x1="5.8cm" svg:y1="0.8cm" svg:x2="5.8cm" svg:y2="11.1cm">
          <text:p/>
        </draw:line>
        <draw:line draw:style-name="gr1" draw:text-style-name="P1" draw:layer="layout" svg:x1="0.5cm" svg:y1="4.2cm" svg:x2="8.7cm" svg:y2="4.2cm">
          <text:p/>
        </draw:line>
        <draw:line draw:style-name="gr1" draw:text-style-name="P1" draw:layer="layout" svg:x1="0.5cm" svg:y1="7.4cm" svg:x2="8.7cm" svg:y2="7.4cm">
          <text:p/>
        </draw:line>
        <draw:custom-shape draw:style-name="gr2" draw:text-style-name="P1" draw:layer="layout" svg:width="0.1cm" svg:height="0.1cm" svg:x="3.4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2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3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4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2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3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4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2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3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4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2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3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4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cm" svg:height="0.1cm" svg:x="5.5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cm" svg:height="0.1cm" svg:x="5.5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cm" svg:height="0.1cm" svg:x="5.5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4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1cm" svg:height="0.1cm" svg:x="3.4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6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1cm" svg:height="0.1cm" svg:x="3.4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5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5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5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5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5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5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5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5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5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5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5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5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5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5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5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5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5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5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5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5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5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5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5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6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6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6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6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6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6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6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6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6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6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6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6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6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1cm" svg:height="0.1cm" svg:x="3.6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6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6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1cm" svg:height="0.1cm" svg:x="3.6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8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9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1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2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3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4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5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6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7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8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9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1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2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3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3.8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3.9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4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4.1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4.2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4.3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4.4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4.5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1cm" svg:height="0.1cm" svg:x="4.6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1cm" svg:height="0.1cm" svg:x="4.7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1cm" svg:height="0.1cm" svg:x="4.8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1cm" svg:height="0.1cm" svg:x="4.9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1cm" svg:height="0.1cm" svg:x="5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1cm" svg:height="0.1cm" svg:x="5.1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1cm" svg:height="0.1cm" svg:x="5.2cm" svg:y="4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5.3cm" svg:y="4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4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3.8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3.9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4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4.1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4.2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4.3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4.4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4.5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1cm" svg:height="0.1cm" svg:x="4.6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1cm" svg:height="0.1cm" svg:x="4.7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1cm" svg:height="0.1cm" svg:x="4.8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1cm" svg:height="0.1cm" svg:x="4.9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1cm" svg:height="0.1cm" svg:x="5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1cm" svg:height="0.1cm" svg:x="5.1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1cm" svg:height="0.1cm" svg:x="5.2cm" svg:y="4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5.3cm" svg:y="4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4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3.8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3.9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4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4.1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4.2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4.3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4.4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4.5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4.6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4.7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4.8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4.9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1cm" svg:height="0.1cm" svg:x="5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1cm" svg:height="0.1cm" svg:x="5.1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1cm" svg:height="0.1cm" svg:x="5.2cm" svg:y="4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5.3cm" svg:y="4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4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8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9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5.2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5.3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5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8cm" svg:y="5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9cm" svg:y="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5.2cm" svg:y="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5.3cm" svg:y="5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5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5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8cm" svg:y="5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9cm" svg:y="5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5.2cm" svg:y="5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5.3cm" svg:y="5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5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5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8cm" svg:y="5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9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5.2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5.3cm" svg:y="5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5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8cm" svg:y="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9cm" svg:y="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5.2cm" svg:y="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5.3cm" svg:y="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8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9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2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3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5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8cm" svg:y="5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9cm" svg:y="5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2cm" svg:y="5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3cm" svg:y="5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5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5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8cm" svg:y="5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9cm" svg:y="5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2cm" svg:y="5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3cm" svg:y="5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5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5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8cm" svg:y="5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9cm" svg:y="5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2cm" svg:y="5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3cm" svg:y="5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5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5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8cm" svg:y="5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9cm" svg:y="5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2cm" svg:y="5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3cm" svg:y="5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5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8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9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2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3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6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8cm" svg:y="6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9cm" svg:y="6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2cm" svg:y="6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3cm" svg:y="6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6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8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9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2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3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6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8cm" svg:y="6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9cm" svg:y="6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2cm" svg:y="6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3cm" svg:y="6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6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6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8cm" svg:y="6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9cm" svg:y="6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2cm" svg:y="6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3cm" svg:y="6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6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8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9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2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3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8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9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1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2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3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4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6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7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8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9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1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2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3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6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8cm" svg:y="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9cm" svg:y="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cm" svg:y="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1cm" svg:y="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2cm" svg:y="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3cm" svg:y="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4cm" svg:y="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5cm" svg:y="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6cm" svg:y="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7cm" svg:y="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8cm" svg:y="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9cm" svg:y="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cm" svg:y="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1cm" svg:y="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2cm" svg:y="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3cm" svg:y="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8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9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1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2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3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4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5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6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7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8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9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1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2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3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7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8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3.9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1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2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3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4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5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6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7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8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4.9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1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2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3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cm" svg:height="0.1cm" svg:x="5.4cm" svg:y="6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6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6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6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1cm" svg:height="0.1cm" svg:x="3.5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2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3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4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2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3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4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2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3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4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2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3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4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5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6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7cm" svg:y="7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8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8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8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8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8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8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8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8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8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8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8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8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8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8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8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8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4.4cm" svg:y="8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4.5cm" svg:y="8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4.6cm" svg:y="8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4.7cm" svg:y="8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4.8cm" svg:y="8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4.9cm" svg:y="8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5cm" svg:y="8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8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4.4cm" svg:y="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4.5cm" svg:y="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4.6cm" svg:y="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4.7cm" svg:y="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4.8cm" svg:y="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4.9cm" svg:y="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5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9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9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9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9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9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9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7cm" svg:y="9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8cm" svg:y="9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4.9cm" svg:y="9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5cm" svg:y="9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9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9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9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9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9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9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9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6cm" svg:y="9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7cm" svg:y="9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8cm" svg:y="9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4.9cm" svg:y="9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5cm" svg:y="9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9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9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9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9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5cm" svg:y="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6cm" svg:y="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7cm" svg:y="9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9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4.9cm" svg:y="9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5cm" svg:y="9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9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9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4cm" svg:y="9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5cm" svg:y="9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6cm" svg:y="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9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4.9cm" svg:y="9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5cm" svg:y="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3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4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5cm" svg:y="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9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4.9cm" svg:y="9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1cm" svg:height="0.1cm" svg:x="5cm" svg:y="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9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2cm" svg:y="9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3cm" svg:y="9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4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1cm" svg:y="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2cm" svg:y="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3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9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1cm" svg:y="9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2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1cm" svg:height="0.1cm" svg:x="4.1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cm" svg:y="1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1cm" svg:y="1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2cm" svg:y="1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3cm" svg:y="1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4cm" svg:y="1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5cm" svg:y="1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6cm" svg:y="1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7cm" svg:y="1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8cm" svg:y="1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4.9cm" svg:y="1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cm" svg:y="1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cm" svg:x="5.1cm" svg:y="10.1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5.2cm" svg:y1="5cm" svg:x2="4cm" svg:y2="6.6cm">
          <text:p/>
        </draw:line>
      </draw:page>
      <draw:page draw:name="page2" draw:style-name="dp1" draw:master-page-name="Standard">
        <draw:line draw:style-name="gr11" draw:text-style-name="P1" draw:layer="layout" svg:x1="5cm" svg:y1="3.8cm" svg:x2="3.6cm" svg:y2="5.8cm">
          <text:p/>
        </draw:line>
        <draw:custom-shape draw:style-name="gr12" draw:text-style-name="P1" draw:layer="layout" svg:width="1.8cm" svg:height="2.4cm" svg:x="3.4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1cm" svg:height="0.1cm" svg:x="4.7cm" svg:y="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1cm" svg:height="0.1cm" svg:x="4.8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1cm" svg:height="0.1cm" svg:x="4.7cm" svg:y="4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1cm" svg:height="0.1cm" svg:x="4.8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5.9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line draw:style-name="gr11" draw:text-style-name="P1" draw:layer="layout" svg:x1="5cm" svg:y1="3.8cm" svg:x2="3.6cm" svg:y2="5.8cm">
          <text:p/>
        </draw:line>
        <draw:custom-shape draw:style-name="gr12" draw:text-style-name="P1" draw:layer="layout" svg:width="1.8cm" svg:height="2.4cm" svg:x="3.4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4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5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6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7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8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3.9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1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2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3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4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5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6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7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8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4.9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0.1cm" svg:x="5.1cm" svg:y="5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2cm" fo:page-height="1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20:36:47.064184669</meta:creation-date>
    <dc:date>2020-10-18T02:05:59.586451052</dc:date>
    <meta:editing-duration>PT1H53M5S</meta:editing-duration>
    <meta:editing-cycles>20</meta:editing-cycles>
    <meta:generator>LibreOffice/6.0.7.3$Linux_X86_64 LibreOffice_project/00m0$Build-3</meta:generator>
    <meta:document-statistic meta:object-count="1833"/>
  </office:meta>
</office:document-meta>
</file>